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ayout on Sender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hex prog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ighter</text:p>
          </table:table-cell>
          <table:table-cell office:value-type="string" calcext:value-type="string">
            <text:p>0xF700FF</text:p>
          </table:table-cell>
          <table:table-cell office:value-type="string" calcext:value-type="string">
            <text:p>F700FF</text:p>
          </table:table-cell>
          <table:table-cell table:formula="of:=HEX2DEC([.E8])" office:value-type="float" office:value="16187647" calcext:value-type="float">
            <text:p>161876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0xF720DF</text:p>
          </table:table-cell>
          <table:table-cell office:value-type="string" calcext:value-type="string">
            <text:p>F720DF</text:p>
          </table:table-cell>
          <table:table-cell table:formula="of:=HEX2DEC([.E9])" office:value-type="float" office:value="16195807" calcext:value-type="float">
            <text:p>161958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ghtred</text:p>
          </table:table-cell>
          <table:table-cell office:value-type="string" calcext:value-type="string">
            <text:p>0xF710EF</text:p>
          </table:table-cell>
          <table:table-cell office:value-type="string" calcext:value-type="string">
            <text:p>F710EF</text:p>
          </table:table-cell>
          <table:table-cell table:formula="of:=HEX2DEC([.E10])" office:value-type="float" office:value="16191727" calcext:value-type="float">
            <text:p>161917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ange</text:p>
          </table:table-cell>
          <table:table-cell office:value-type="string" calcext:value-type="string">
            <text:p>0xF730CF</text:p>
          </table:table-cell>
          <table:table-cell office:value-type="string" calcext:value-type="string">
            <text:p>F730CF</text:p>
          </table:table-cell>
          <table:table-cell table:formula="of:=HEX2DEC([.E11])" office:value-type="float" office:value="16199887" calcext:value-type="float">
            <text:p>161998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ghtorange</text:p>
          </table:table-cell>
          <table:table-cell office:value-type="string" calcext:value-type="string">
            <text:p>0xF708F7</text:p>
          </table:table-cell>
          <table:table-cell office:value-type="string" calcext:value-type="string">
            <text:p>F708F7</text:p>
          </table:table-cell>
          <table:table-cell table:formula="of:=HEX2DEC([.E12])" office:value-type="float" office:value="16189687" calcext:value-type="float">
            <text:p>161896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ellow</text:p>
          </table:table-cell>
          <table:table-cell office:value-type="string" calcext:value-type="string">
            <text:p>0xF728D7</text:p>
          </table:table-cell>
          <table:table-cell office:value-type="string" calcext:value-type="string">
            <text:p>F728D7</text:p>
          </table:table-cell>
          <table:table-cell table:formula="of:=HEX2DEC([.E13])" office:value-type="float" office:value="16197847" calcext:value-type="float">
            <text:p>161978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6:25:10.819527989</meta:creation-date>
    <dc:date>2018-04-23T16:31:20.070688410</dc:date>
    <meta:editing-duration>PT6M11S</meta:editing-duration>
    <meta:editing-cycles>1</meta:editing-cycles>
    <meta:generator>LibreOffice/5.4.6.2$Linux_x86 LibreOffice_project/40m0$Build-2</meta:generator>
    <meta:document-statistic meta:table-count="1" meta:cell-count="29" meta:object-count="0"/>
  </office:meta>
</office:document-meta>
</file>